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3.874cm" style:use-optimal-column-width="false"/>
    </style:style>
    <style:style style:name="co2" style:family="table-column">
      <style:table-column-properties style:column-width="72.938cm" style:use-optimal-column-width="false"/>
    </style:style>
    <style:style style:name="co3" style:family="table-column">
      <style:table-column-properties style:column-width="76.515cm" style:use-optimal-column-width="false"/>
    </style:style>
    <style:style style:name="co4" style:family="table-column">
      <style:table-column-properties style:column-width="3.926cm" style:use-optimal-column-width="false"/>
    </style:style>
    <style:style style:name="co5" style:family="table-column">
      <style:table-column-properties style:column-width="151.234cm" style:use-optimal-column-width="false"/>
    </style:style>
    <style:style style:name="co6" style:family="table-column">
      <style:table-column-properties style:column-width="136.835cm" style:use-optimal-column-width="false"/>
    </style:style>
    <style:style style:name="ro1" style:family="table-row">
      <style:table-row-properties style:row-height="19.091cm" style:use-optimal-row-height="false"/>
    </style:style>
    <style:style style:name="ce1" style:family="table-cell">
      <loext:graphic-properties draw:fill="solid" draw:fill-color="#000000" draw:textarea-vertical-align="middle"/>
      <style:paragraph-properties fo:text-align="center" fo:border="0.43pt solid #000000" style:text-autospace="none"/>
      <style:text-properties style:font-name="Alvi Nastaleeq" fo:font-size="200pt" fo:font-weight="normal" style:font-name-asian="Liberation Serif" style:font-size-asian="200pt" style:font-weight-asian="normal" style:font-name-complex="Alvi Nastaleeq" style:font-size-complex="200pt" style:font-weight-complex="normal"/>
    </style:style>
    <style:style style:name="ce2" style:family="table-cell">
      <loext:graphic-properties draw:fill="solid" draw:fill-color="#000000" draw:textarea-vertical-align="middle"/>
      <style:paragraph-properties fo:text-align="center" fo:border="0.43pt solid #000000" style:text-autospace="none"/>
      <style:text-properties style:font-name="Alvi Nastaleeq" fo:font-size="200pt" fo:font-weight="bold" style:font-name-asian="Liberation Serif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fill="solid" draw:fill-color="#000000" draw:textarea-vertical-align="middle"/>
      <style:paragraph-properties fo:text-align="center" fo:border="0.43pt solid #000000" style:text-autospace="none"/>
      <style:text-properties style:font-name="Tahoma" fo:font-size="180pt" fo:font-weight="normal" style:font-name-asian="Liberation Serif" style:font-size-asian="180pt" style:font-weight-asian="normal" style:font-name-complex="Liberation Serif" style:font-size-complex="180pt" style:font-weight-complex="normal"/>
    </style:style>
    <style:style style:name="ce4" style:family="table-cell">
      <loext:graphic-properties draw:fill="solid" draw:fill-color="#000000" draw:textarea-vertical-align="middle"/>
      <style:paragraph-properties fo:text-align="center" fo:border="0.43pt solid #000000" style:text-autospace="none"/>
      <style:text-properties style:font-name="Tahoma" fo:font-size="180pt" fo:font-weight="normal" style:font-name-asian="Liberation Serif" style:font-size-asian="180pt" style:font-weight-asian="normal" style:font-name-complex="Alvi Nastaleeq" style:font-size-complex="180pt" style:font-weight-complex="normal"/>
    </style:style>
    <style:style style:name="ce5" style:family="table-cell">
      <loext:graphic-properties draw:textarea-vertical-align="middle"/>
      <style:paragraph-properties fo:text-align="center" fo:border="0.43pt solid #000000" style:text-autospace="none"/>
      <style:text-properties style:font-name="Alvi Nastaleeq" fo:font-size="200pt" fo:font-weight="normal" style:font-name-asian="Liberation Serif" style:font-size-asian="200pt" style:font-weight-asian="normal" style:font-name-complex="Alvi Nastaleeq" style:font-size-complex="200pt" style:font-weight-complex="normal"/>
    </style:style>
    <style:style style:name="ce6" style:family="table-cell">
      <loext:graphic-properties draw:textarea-vertical-align="middle"/>
      <style:paragraph-properties fo:text-align="center" fo:border="0.43pt solid #000000" style:text-autospace="none"/>
      <style:text-properties style:font-name="Tahoma" fo:font-size="180pt" fo:font-weight="normal" style:font-name-asian="Liberation Serif" style:font-size-asian="180pt" style:font-weight-asian="normal" style:font-name-complex="Alvi Nastaleeq" style:font-size-complex="180pt" style:font-weight-complex="normal"/>
    </style:style>
    <style:style style:name="P1" style:family="paragraph">
      <style:paragraph-properties fo:text-align="center" style:text-autospace="none"/>
      <style:text-properties style:font-name="Alvi Nastaleeq" fo:font-size="200pt" fo:font-weight="bold" style:font-name-asian="Liberation Serif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fo:font-weight="normal" style:font-name-asian="Liberation Serif" style:font-size-asian="180pt" style:font-weight-asian="normal" style:font-name-complex="Liberation Serif" style:font-size-complex="180pt" style:font-weight-complex="normal"/>
    </style:style>
    <style:style style:name="P3" style:family="paragraph">
      <style:paragraph-properties fo:text-align="center" style:text-autospace="none"/>
      <style:text-properties style:font-name="Alvi Nastaleeq" fo:font-size="200pt" fo:font-weight="normal" style:font-name-asian="Liberation Serif" style:font-size-asian="200pt" style:font-weight-asian="normal" style:font-name-complex="Alvi Nastaleeq" style:font-size-complex="200pt" style:font-weight-complex="normal"/>
    </style:style>
    <style:style style:name="P4" style:family="paragraph">
      <style:paragraph-properties fo:text-align="center" style:text-autospace="none"/>
      <style:text-properties style:font-name="Tahoma" fo:font-size="180pt" fo:font-weight="normal" style:font-name-asian="Liberation Serif" style:font-size-asian="180pt" style:font-weight-asian="normal" style:font-name-complex="Alvi Nastaleeq" style:font-size-complex="180pt" style:font-weight-complex="normal"/>
    </style:style>
    <style:style style:name="T1" style:family="text">
      <style:text-properties style:font-name="Alvi Nastaleeq" fo:font-size="200pt" fo:font-weight="bold" style:font-name-asian="Liberation Serif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fo:font-weight="normal" style:font-name-asian="Liberation Serif" style:font-size-asian="180pt" style:font-weight-asian="normal" style:font-name-complex="Liberation Serif" style:font-size-complex="180pt" style:font-weight-complex="normal"/>
    </style:style>
    <style:style style:name="T3" style:family="text">
      <style:text-properties style:font-name="Alvi Nastaleeq" fo:font-size="200pt" fo:font-weight="normal" style:font-name-asian="Liberation Serif" style:font-size-asian="200pt" style:font-weight-asian="normal" style:font-name-complex="Alvi Nastaleeq" style:font-size-complex="200pt" style:font-weight-complex="normal"/>
    </style:style>
    <style:style style:name="T4" style:family="text">
      <style:text-properties style:font-name="Tahoma" fo:font-size="180pt" fo:font-weight="normal" style:font-name-asian="Liberation Serif" style:font-size-asian="180pt" style:font-weight-asian="normal" style:font-name-complex="Alvi Nastaleeq" style:font-size-complex="18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49.195cm" svg:height="114.545cm" svg:x="0cm" svg:y="0cm">
          <table:table table:template-name="orange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1"/>
            <table:table-row table:style-name="ro1" table:default-cell-style-name="ce1">
              <table:table-cell/>
              <table:table-cell table:style-name="ce2" table:number-columns-spanned="2">
                <text:p text:style-name="P1"><text:span text:style-name="T1">چاند کو دیکھ کے صغری نے کہا ہائے حسین</text:span><text:span text:style-name="T1"><text:line-break/></text:span><text:span text:style-name="T1">آگیا ماه محرم پر نہیں آئے حسین</text:span></text:p>
              </table:table-cell>
              <table:covered-table-cell table:style-name="ce2"/>
              <table:table-cell/>
              <table:table-cell table:style-name="ce3" table:number-columns-spanned="2">
                <text:p text:style-name="P2"><text:span text:style-name="T2">Chand ko dekh ke Sughra ne kaha haye Hussain</text:span><text:span text:style-name="T2"><text:line-break/></text:span><text:span text:style-name="T2">Aageya mah e muharram haan nahi aaye Hussain </text:span></text:p>
              </table:table-cell>
              <table:covered-table-cell table:style-name="ce4"/>
              <table:table-cell/>
            </table:table-row>
            <table:table-row table:style-name="ro1" table:default-cell-style-name="ce5">
              <table:table-cell>
                <text:p text:style-name="P3"><text:span text:style-name="T3">2</text:span></text:p>
              </table:table-cell>
              <table:table-cell>
                <text:p text:style-name="P3"><text:span text:style-name="T3">آپ آئے نہ خبر آئی نہ اکبر آئے</text:span><text:span text:style-name="T3"><text:line-break/></text:span><text:span text:style-name="T3">کیسے اِس حال میں صغری سے جیا جائے حسین</text:span></text:p>
              </table:table-cell>
              <table:table-cell>
                <text:p text:style-name="P3"><text:span text:style-name="T3">یاد پردیس میں آتی ہے لحد اماں کی</text:span><text:span text:style-name="T3"><text:line-break/></text:span><text:span text:style-name="T3">دل کا احوال سُنانے کو کہاں جائے حسین</text:span></text:p>
              </table:table-cell>
              <table:table-cell>
                <text:p text:style-name="P3"><text:span text:style-name="T3">1</text:span></text:p>
              </table:table-cell>
              <table:table-cell table:style-name="ce6">
                <text:p text:style-name="P4"><text:span text:style-name="T4">Yaad pardais main aati hai lahad amman ki</text:span><text:span text:style-name="T4"><text:line-break/></text:span><text:span text:style-name="T4">Dil ka ahwal sunane ko kahan jaye Hussain</text:span></text:p>
              </table:table-cell>
              <table:table-cell table:style-name="ce6">
                <text:p text:style-name="P4"><text:span text:style-name="T4">Aap aaye na khabar aayi na Akbar aaye</text:span><text:span text:style-name="T4"><text:line-break/></text:span><text:span text:style-name="T4">Kaisay is haal main Sughra se jiya jaye Hussain</text:span></text:p>
              </table:table-cell>
              <table:table-cell>
                <text:p text:style-name="P3"><text:span text:style-name="T3">2</text:span></text:p>
              </table:table-cell>
            </table:table-row>
            <table:table-row table:style-name="ro1" table:default-cell-style-name="ce5">
              <table:table-cell>
                <text:p text:style-name="P3"><text:span text:style-name="T3">4</text:span></text:p>
              </table:table-cell>
              <table:table-cell>
                <text:p text:style-name="P3"><text:span text:style-name="T3">کوئی تصویر تو زہرا کی رہی پردے میں</text:span><text:span text:style-name="T3"><text:line-break/></text:span><text:span text:style-name="T3">یہ تو اچھا ہوا صغری کو نہیں لائے حسین</text:span></text:p>
              </table:table-cell>
              <table:table-cell>
                <text:p text:style-name="P3"><text:span text:style-name="T3">جب سے يه چاند محرم کا نظر آیا ہے</text:span><text:span text:style-name="T3"><text:line-break/></text:span><text:span text:style-name="T3">اماں روتی ہیں تجھے اے میرے ماں جائے حسین</text:span></text:p>
              </table:table-cell>
              <table:table-cell>
                <text:p text:style-name="P3"><text:span text:style-name="T3">3</text:span></text:p>
              </table:table-cell>
              <table:table-cell table:style-name="ce6">
                <text:p text:style-name="P4"><text:span text:style-name="T4">Jab se ye chand muharram ka nazar aaya hai</text:span><text:span text:style-name="T4"><text:line-break/></text:span><text:span text:style-name="T4">Amma roti hai tujeh aye mere maa jaye Hussain </text:span></text:p>
              </table:table-cell>
              <table:table-cell table:style-name="ce6">
                <text:p text:style-name="P4"><text:span text:style-name="T4">Koi tasweer to Zahra ki rahi parde main</text:span><text:span text:style-name="T4"><text:line-break/></text:span><text:span text:style-name="T4">Ye to acha huwa Sughra ko nahi laye Hussain</text:span></text:p>
              </table:table-cell>
              <table:table-cell>
                <text:p text:style-name="P3"><text:span text:style-name="T3">4</text:span></text:p>
              </table:table-cell>
            </table:table-row>
            <table:table-row table:style-name="ro1" table:default-cell-style-name="ce5">
              <table:table-cell>
                <text:p text:style-name="P3"><text:span text:style-name="T3">6</text:span></text:p>
              </table:table-cell>
              <table:table-cell>
                <text:p text:style-name="P3"><text:span text:style-name="T3">عید بھی سوگ کے عالم میں گزاری اُس نے</text:span><text:span text:style-name="T3"><text:line-break/></text:span><text:span text:style-name="T3">ہائے اکبر کبھی کہتی تھی کبھی ہائے حسین</text:span></text:p>
              </table:table-cell>
              <table:table-cell>
                <text:p text:style-name="P3"><text:span text:style-name="T3">نام پر شاہ نے اکبر کے خریدی ہے زمیں</text:span><text:span text:style-name="T3"><text:line-break/></text:span><text:span text:style-name="T3">کیسے جاگیر تجھے بھائی کی دکھلائے حسین</text:span></text:p>
              </table:table-cell>
              <table:table-cell>
                <text:p text:style-name="P3"><text:span text:style-name="T3">4</text:span></text:p>
              </table:table-cell>
              <table:table-cell table:style-name="ce6">
                <text:p text:style-name="P4"><text:span text:style-name="T4">Naam par Shah ne Akbar ke kharidi hai zameen</text:span><text:span text:style-name="T4"><text:line-break/></text:span><text:span text:style-name="T4">Kaisay jaagir tujhe bhai ki dikhlaye Hussain </text:span></text:p>
              </table:table-cell>
              <table:table-cell table:style-name="ce6">
                <text:p text:style-name="P4"><text:span text:style-name="T4">Eid bhi sog ke aalam main guzari us ne</text:span><text:span text:style-name="T4"><text:line-break/></text:span><text:span text:style-name="T4">Haye Akbar kabhi kahti thi kabhi haye Hussain</text:span></text:p>
              </table:table-cell>
              <table:table-cell>
                <text:p text:style-name="P3"><text:span text:style-name="T3">6</text:span></text:p>
              </table:table-cell>
            </table:table-row>
            <table:table-row table:style-name="ro1" table:default-cell-style-name="ce5">
              <table:table-cell>
                <text:p text:style-name="P3"><text:span text:style-name="T3">8</text:span></text:p>
              </table:table-cell>
              <table:table-cell>
                <text:p text:style-name="P3"><text:span text:style-name="T3">ایک اک بیٹی سے رخصت ہوئے خیمے میں مگر</text:span><text:span text:style-name="T3"><text:line-break/></text:span><text:span text:style-name="T3">ہائے افسوس کہ صغری سے نہ مل پائے حسین</text:span></text:p>
              </table:table-cell>
              <table:table-cell>
                <text:p text:style-name="P3"><text:span text:style-name="T3">مستقل شاہ کی آنکھوں سے تھے آنسوں جاری</text:span><text:span text:style-name="T3"><text:line-break/></text:span><text:span text:style-name="T3">خطِ صغری کو مکمل نہیں پڑھ پائے حسین</text:span></text:p>
              </table:table-cell>
              <table:table-cell>
                <text:p text:style-name="P3"><text:span text:style-name="T3">5</text:span></text:p>
              </table:table-cell>
              <table:table-cell table:style-name="ce6">
                <text:p text:style-name="P4"><text:span text:style-name="T4">Mustaqil Shah ki aakhon se thay aansun jari</text:span><text:span text:style-name="T4"><text:line-break/></text:span><text:span text:style-name="T4">Khat-e-Sughra ko mukammal nahi parh paye Hussain </text:span></text:p>
              </table:table-cell>
              <table:table-cell table:style-name="ce6">
                <text:p text:style-name="P4"><text:span text:style-name="T4">Aik ik beti se rukhsat huwe khamein main magar</text:span><text:span text:style-name="T4"><text:line-break/></text:span><text:span text:style-name="T4">Haye afsos ke Sughra se na mil paye Hussain </text:span></text:p>
              </table:table-cell>
              <table:table-cell>
                <text:p text:style-name="P3"><text:span text:style-name="T3">8</text:span></text:p>
              </table:table-cell>
            </table:table-row>
            <table:table-row table:style-name="ro1" table:default-cell-style-name="ce5">
              <table:table-cell/>
              <table:table-cell table:number-columns-spanned="2">
                <text:p text:style-name="P3"><text:span text:style-name="T3">لکھ کے نوحہ یہ تکلم نے دُعا مانگی ہے</text:span><text:span text:style-name="T3"><text:line-break/></text:span><text:span text:style-name="T3">ہر عزادار کو عاشور پے بلوائے حسین</text:span></text:p>
              </table:table-cell>
              <table:covered-table-cell/>
              <table:table-cell>
                <text:p text:style-name="P3"><text:span text:style-name="T3">9</text:span></text:p>
              </table:table-cell>
              <table:table-cell table:style-name="ce6" table:number-columns-spanned="2">
                <text:p text:style-name="P4"><text:span text:style-name="T4">Likh ke noha ye takallum ne dua magi hai</text:span><text:span text:style-name="T4"><text:line-break/></text:span><text:span text:style-name="T4">Har azadar ko aashur pe bulwaye Hussain</text:span></text:p>
              </table:table-cell>
              <table:covered-table-cell table:style-name="ce6"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orange-title-with-border" style:family="table-cell" style:parent-style-name="default">
      <loext:graphic-properties draw:fill="solid" draw:fill-color="#ff860d"/>
      <style:paragraph-properties fo:border="0.28pt solid #666666"/>
      <style:text-properties fo:color="#ffffff" loext:opacity="100%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orange-gray">
      <table:first-row table:style-name="orange-title-with-border"/>
      <table:last-row table:style-name="orange-title-with-border"/>
      <table:first-column table:style-name="orange-title-with-border"/>
      <table:last-column table:style-name="orange-title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49.2cm" fo:page-height="114.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4T11:53:42.132321600</dc:date>
    <meta:editing-duration>PT28M5S</meta:editing-duration>
    <meta:editing-cycles>9</meta:editing-cycles>
    <meta:generator>LibreOffice/25.2.4.3$Windows_X86_64 LibreOffice_project/33e196637044ead23f5c3226cde09b47731f7e27</meta:generator>
    <meta:document-statistic meta:object-count="1"/>
  </office:meta>
</office:document-meta>
</file>